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3fc7" officeooo:paragraph-rsid="00103fc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3fc7" officeooo:paragraph-rsid="001415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3fc7" officeooo:paragraph-rsid="0018619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15c259" style:font-weight-asian="normal" style:font-weight-complex="normal"/>
    </style:style>
    <style:style style:name="T1" style:family="text">
      <style:text-properties officeooo:rsid="00103fc7"/>
    </style:style>
    <style:style style:name="T2" style:family="text">
      <style:text-properties officeooo:rsid="001415f5"/>
    </style:style>
    <style:style style:name="T3" style:family="text">
      <style:text-properties fo:font-weight="normal" officeooo:rsid="00103fc7" style:font-weight-asian="normal" style:font-weight-complex="normal"/>
    </style:style>
    <style:style style:name="T4" style:family="text">
      <style:text-properties officeooo:rsid="0015c259"/>
    </style:style>
    <style:style style:name="T5" style:family="text">
      <style:text-properties officeooo:rsid="00186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 Technologies – Assignment 5</text:p>
      <text:p text:style-name="P1">Note : To solve below queries use “sales” database</text:p>
      <text:p text:style-name="P1">*Use appropriate joins to solve following queries.</text:p>
      <text:p text:style-name="P1"/>
      <text:p text:style-name="P1"/>
      <text:p text:style-name="P2">1. Write a query that lists each order number followed by the name of the customer who made the order.</text:p>
      <text:p text:style-name="P2"/>
      <text:p text:style-name="P4">SELECT o.onum, c.cname from CUSTOMERS c INNER JOIN ORDERS o ON (o.cnum=c.cnum);</text:p>
      <text:p text:style-name="P7"/>
      <text:p text:style-name="P2">2. Write a query that gives the names of both the salesperson and the customer for each order along with the order number.</text:p>
      <text:p text:style-name="P2"/>
      <text:p text:style-name="P5">SELECT c.cname ,<text:span text:style-name="T2">s.sname </text:span>from <text:span text:style-name="T2"><text:s/></text:span>CUSTOMERS c <text:s/><text:span text:style-name="T2">INNER JOIN SALESPEOPLE s ON </text:span>(<text:span text:style-name="T2">s</text:span>.<text:span text:style-name="T2">s</text:span>num=c.<text:span text:style-name="T2">s</text:span>num) ;</text:p>
      <text:p text:style-name="P2"/>
      <text:p text:style-name="P2">3. Write a query that produces all customers serviced by salespeople with a commission above 12%. Output the customer’s name, the salesperson’s name, and the salesperson’s rate of</text:p>
      <text:p text:style-name="P2">commission.</text:p>
      <text:p text:style-name="P7">SELECT c.cname ,s.sname,s.comm from <text:s/>CUSTOMERS c <text:s/>INNER JOIN SALESPEOPLE s ON (s.snum=c.snum) where comm&gt;0.12;</text:p>
      <text:p text:style-name="P7"/>
      <text:p text:style-name="P2">4. Write a query that calculates the amount of the salesperson’s commission on each order by a customer with a rating above 100.</text:p>
      <text:p text:style-name="P2"/>
      <text:p text:style-name="P8">SELECT c.cname ,s.sname,s.comm,<text:span text:style-name="T4">comm*amt</text:span> ,<text:span text:style-name="T4">amt, rating</text:span> from <text:s/>CUSTOMERS c <text:s/>INNER JOIN SALESPEOPLE s ON (s.snum=c.snum) <text:span text:style-name="T1">INNER JOIN ORDERS o ON (o.cnum=c.cnum) </text:span>where <text:span text:style-name="T4">rating&gt;100</text:span>;</text:p>
      <text:p text:style-name="P7"/>
      <text:p text:style-name="P2">5. Write a query that produces all pairs of salespeople who are living in the same city.Exclude combinations of salespeople with <text:s/>themselves as well as duplicate rows with the order reversed.</text:p>
      <text:p text:style-name="P2"/>
      <text:p text:style-name="P6">SELECT <text:span text:style-name="T5">s.name,s.city</text:span> from SALESPEOPLE <text:span text:style-name="T5">s</text:span> INNER JOIN SALESPEOPLE <text:span text:style-name="T5">m</text:span> ON (<text:span text:style-name="T5">s</text:span>.<text:span text:style-name="T5">m</text:span>num=<text:span text:style-name="T5">s</text:span>.<text:span text:style-name="T5">s</text:span>num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51:58.485450404</meta:creation-date>
    <meta:generator>LibreOffice/6.0.3.2$Linux_X86_64 LibreOffice_project/00m0$Build-2</meta:generator>
    <dc:date>2019-09-10T23:17:01.816911813</dc:date>
    <meta:editing-duration>PT42M26S</meta:editing-duration>
    <meta:editing-cycles>7</meta:editing-cycles>
    <meta:document-statistic meta:table-count="0" meta:image-count="0" meta:object-count="0" meta:page-count="1" meta:paragraph-count="14" meta:word-count="218" meta:character-count="1402" meta:non-whitespace-character-count="1190"/>
  </office:meta>
</office:document-meta>
</file>